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0fa0" officeooo:paragraph-rsid="000f0fa0"/>
    </style:style>
    <style:style style:name="P2" style:family="paragraph" style:parent-style-name="Standard" style:list-style-name="L1">
      <style:text-properties officeooo:rsid="000f6594" officeooo:paragraph-rsid="000f6594"/>
    </style:style>
    <style:style style:name="P3" style:family="paragraph" style:parent-style-name="Standard" style:list-style-name="L1">
      <style:text-properties officeooo:rsid="00110d19" officeooo:paragraph-rsid="00110d19"/>
    </style:style>
    <style:style style:name="P4" style:family="paragraph" style:parent-style-name="Standard" style:list-style-name="L1">
      <style:text-properties officeooo:rsid="0011a3e6" officeooo:paragraph-rsid="0011bb6a"/>
    </style:style>
    <style:style style:name="P5" style:family="paragraph" style:parent-style-name="Standard" style:list-style-name="L1">
      <style:text-properties officeooo:rsid="001369dc" officeooo:paragraph-rsid="001369dc"/>
    </style:style>
    <style:style style:name="P6" style:family="paragraph" style:parent-style-name="Standard" style:list-style-name="L1">
      <style:text-properties officeooo:rsid="00173f55" officeooo:paragraph-rsid="00173f55"/>
    </style:style>
    <style:style style:name="T1" style:family="text">
      <style:text-properties officeooo:rsid="001468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14043832695102833" text:style-name="L1">
        <text:list-item>
          <text:p text:style-name="P1">Early to bed, early to raise</text:p>
          <text:list>
            <text:list-item>
              <text:p text:style-name="P2">before 10:30 pm to bed</text:p>
            </text:list-item>
            <text:list-item>
              <text:p text:style-name="P2">before 7:00 am to raise</text:p>
            </text:list-item>
          </text:list>
        </text:list-item>
        <text:list-item>
          <text:p text:style-name="P1">Eat and drink in moderation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Keep away from the screens in <text:span text:style-name="T1">spare</text:span> time</text:p>
        </text:list-item>
        <text:list-item>
          <text:p text:style-name="P4">Keep it hygienic</text:p>
        </text:list-item>
        <text:list-item>
          <text:p text:style-name="P6">Do the right things at the right t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4:40:56.582203443</meta:creation-date>
    <dc:date>2014-06-25T14:48:41.605839055</dc:date>
    <meta:editing-duration>PT6M45S</meta:editing-duration>
    <meta:editing-cycles>10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52" meta:character-count="231" meta:non-whitespace-character-count="195"/>
  </office:meta>
</office:document-meta>
</file>